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fd0" officeooo:paragraph-rsid="001b1fd0"/>
    </style:style>
    <style:style style:name="P2" style:family="paragraph" style:parent-style-name="Standard">
      <style:paragraph-properties fo:text-align="start" style:justify-single-word="false"/>
      <style:text-properties officeooo:rsid="001b1fd0" officeooo:paragraph-rsid="001b1fd0"/>
    </style:style>
    <style:style style:name="P3" style:family="paragraph" style:parent-style-name="Standard">
      <style:paragraph-properties fo:text-align="start" style:justify-single-word="false"/>
      <style:text-properties officeooo:rsid="001b470d" officeooo:paragraph-rsid="001b470d"/>
    </style:style>
    <style:style style:name="P4" style:family="paragraph" style:parent-style-name="Standard">
      <style:paragraph-properties fo:text-align="start" style:justify-single-word="false"/>
      <style:text-properties officeooo:rsid="001b470d" officeooo:paragraph-rsid="001fc229"/>
    </style:style>
    <style:style style:name="P5" style:family="paragraph" style:parent-style-name="Text_20_body">
      <style:paragraph-properties fo:text-align="start" style:justify-single-word="false"/>
      <style:text-properties officeooo:rsid="001b470d" officeooo:paragraph-rsid="001b470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470d" officeooo:paragraph-rsid="001b470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49d4" officeooo:paragraph-rsid="002149d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8436" officeooo:paragraph-rsid="0023843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49d4" officeooo:paragraph-rsid="002149d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b470d" officeooo:paragraph-rsid="001b470d"/>
    </style:style>
    <style:style style:name="P11" style:family="paragraph" style:parent-style-name="Standard">
      <style:paragraph-properties fo:text-align="start" style:justify-single-word="false"/>
      <style:text-properties officeooo:rsid="001b470d" officeooo:paragraph-rsid="00224912"/>
    </style:style>
    <style:style style:name="P12" style:family="paragraph" style:parent-style-name="Standard">
      <style:paragraph-properties fo:text-align="start" style:justify-single-word="false"/>
      <style:text-properties officeooo:rsid="001b470d" officeooo:paragraph-rsid="001fc229"/>
    </style:style>
    <style:style style:name="P13" style:family="paragraph" style:parent-style-name="Standard">
      <style:paragraph-properties fo:text-align="start" style:justify-single-word="false"/>
      <style:text-properties officeooo:rsid="002149d4" officeooo:paragraph-rsid="002149d4"/>
    </style:style>
    <style:style style:name="P14" style:family="paragraph" style:parent-style-name="Standard">
      <style:paragraph-properties fo:text-align="start" style:justify-single-word="false"/>
      <style:text-properties officeooo:rsid="00224912" officeooo:paragraph-rsid="00224912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24912" officeooo:paragraph-rsid="00224912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b470d" officeooo:paragraph-rsid="00224912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officeooo:rsid="00238436" officeooo:paragraph-rsid="002384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c82" style:font-weight-asian="bold" style:font-weight-complex="bold"/>
    </style:style>
    <style:style style:name="T3" style:family="text">
      <style:text-properties officeooo:rsid="002149d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24912"/>
    </style:style>
    <style:style style:name="T7" style:family="text">
      <style:text-properties officeooo:rsid="00238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the code</text:p>
      <text:p text:style-name="P2"/>
      <text:p text:style-name="P2"/>
      <text:p text:style-name="P2">Important files: mads.ini, visualizer.py, run_all.sh, odometry_filter.cpp, replay.cpp</text:p>
      <text:p text:style-name="P2"/>
      <text:p text:style-name="P2"/>
      <text:p text:style-name="P2">Important note: to allow us to work properly on a shared file (github) I found a way to use a local mads.ini, instead of the one contained in the root folder. When one of us modifies the local file and commits, it updates the mads.ini of all the other.</text:p>
      <text:p text:style-name="P2"/>
      <text:p text:style-name="P2"/>
      <text:p text:style-name="P3">Useful commands are found in the UserGuide document.<text:line-break/><text:line-break/><text:span text:style-name="T1">HOW TO CLONE REPO AND RUN ON LOCAL MACHINE</text:span></text:p>
      <text:p text:style-name="P3"/>
      <text:p text:style-name="P3">You can clone in whichever folder you like, the repo contains a folder with all the data and the mads.ini file starts from inside the SIMULATION folder.</text:p>
      <text:p text:style-name="P3"/>
      <text:p text:style-name="P6">To work with the current setup, we need to tell mads to use the mads.ini inside our local folder. </text:p>
      <text:p text:style-name="P7">The next steps explain how to do so:</text:p>
      <text:p text:style-name="P7"/>
      <text:p text:style-name="P7">- Clone the git repository:</text:p>
      <text:p text:style-name="P9"/>
      <text:p text:style-name="P9">git clone https://github.com/LoreFranc/SUBMIT_RoboticPerception.git</text:p>
      <text:p text:style-name="P3"/>
      <text:p text:style-name="P6"><text:span text:style-name="T3">- N</text:span>avigate in the terminal inside the <text:span text:style-name="T3">SIMULATION</text:span> folder:</text:p>
      <text:p text:style-name="P3"/>
      <text:p text:style-name="P3">cd SUBMIT_RoboticPerception/MADS/SIMULATION/</text:p>
      <text:p text:style-name="P3"/>
      <text:p text:style-name="P6">- <text:span text:style-name="T3">L</text:span>ocate where <text:span text:style-name="T3">your root mads.ini file is located:</text:span></text:p>
      <text:p text:style-name="P3"/>
      <text:p text:style-name="P3">mads ini -i</text:p>
      <text:p text:style-name="P3"/>
      <text:p text:style-name="P3">This will give you an error like: Cannot write or overwrite "/usr/local/etc/mads.ini"</text:p>
      <text:p text:style-name="P3"/>
      <text:p text:style-name="P6">What we are going to do in the next step is removing the mads.ini inside the core of our pc and directing our local file in its place, like a pointer.</text:p>
      <text:p text:style-name="P3"/>
      <text:p text:style-name="P6">- To make MADS use your local mads.ini file:</text:p>
      <text:p text:style-name="P3"/>
      <text:p text:style-name="P3">sudo ln -sf $(pwd)/mads.ini /usr/local/etc/mads.ini</text:p>
      <text:p text:style-name="P3"/>
      <text:p text:style-name="P7">- Check if the connection has been made:</text:p>
      <text:p text:style-name="P13"/>
      <text:p text:style-name="P13">ls -l /<text:span text:style-name="T5">usr/local/etc/mads.ini </text:span></text:p>
      <text:p text:style-name="P13"><text:span text:style-name="T5"/></text:p>
      <text:p text:style-name="P14"><text:span text:style-name="T5">It should return something like:</text:span></text:p>
      <text:p text:style-name="P14"><text:span text:style-name="T5">lrwxrwxrwx 1 root root 63 Feb <text:s/>6 11:06 /usr/local/etc/mads.ini -&gt; /home/lorenzo/SUBMIT_RoboticPerception/MADS/SIMULATION/mads.ini</text:span></text:p>
      <text:p text:style-name="P13"><text:span text:style-name="T4"/></text:p>
      <text:p text:style-name="P15">If it does not work:</text:p>
      <text:p text:style-name="P15"><text:soft-page-break/></text:p>
      <text:p text:style-name="P16">sudo rm /usr/local/etc/mads.ini</text:p>
      <text:p text:style-name="P16">sudo ln -sf $(pwd)/mads.ini /usr/local/etc/mads.ini</text:p>
      <text:p text:style-name="P11"/>
      <text:p text:style-name="P5">The handy thing about this is that now you can edit <text:span text:style-name="T6">mads.ini</text:span> directly locally without having to access protected folders. So, by making a change in Git, everyone's <text:span text:style-name="T6">mads.ini </text:span>gets updated.</text:p>
      <text:p text:style-name="Text_20_body">If you want to use the original <text:span text:style-name="T6">mads.ini, </text:span>you'll need to edit it and fix the file paths.</text:p>
      <text:p text:style-name="Text_20_body"/>
      <text:p text:style-name="P3"><text:span text:style-name="T1">Similarly, we need to link the plugins </text:span><text:span text:style-name="T2">(odometry and replay) </text:span><text:span text:style-name="T1">to our local build folders:</text:span> </text:p>
      <text:p text:style-name="P3"/>
      <text:p text:style-name="P6">- <text:span text:style-name="T7">Link the odometry_filter plugin:</text:span></text:p>
      <text:p text:style-name="P3"/>
      <text:p text:style-name="P4">sudo ln -sf $(pwd)/odometry_filter/build/odometry_filter.plugin /usr/local/lib/odometry_filter.plugin</text:p>
      <text:p text:style-name="P4"/>
      <text:p text:style-name="P3">To test it:</text:p>
      <text:p text:style-name="P3"/>
      <text:p text:style-name="P3">ls -l /usr/local/lib/odometry_filter.plugin</text:p>
      <text:p text:style-name="P3"/>
      <text:p text:style-name="P6">- <text:span text:style-name="T7">Link the replay plugin:</text:span></text:p>
      <text:p text:style-name="P3"/>
      <text:p text:style-name="P14">sudo ln -sf $(pwd)/replay_plugin/build/replay.plugin /usr/local/lib/replay.plugin</text:p>
      <text:p text:style-name="P14"/>
      <text:p text:style-name="P14">To test it:</text:p>
      <text:p text:style-name="P14"/>
      <text:p text:style-name="P14">ls -l /usr/local/lib/replay.plugin</text:p>
      <text:p text:style-name="P3"/>
      <text:p text:style-name="P3"/>
      <text:p text:style-name="P3"><text:span text:style-name="T6">Y</text:span>ou are ready to run everything!</text:p>
      <text:p text:style-name="P8">- To run the simulation:</text:p>
      <text:p text:style-name="P17"/>
      <text:p text:style-name="P3">./run_all.sh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08:46:18.884247794</meta:creation-date>
    <dc:date>2026-02-06T11:16:29.017900312</dc:date>
    <meta:editing-duration>PT17M3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368" meta:character-count="2427" meta:non-whitespace-character-count="2092"/>
  </office:meta>
</office:document-meta>
</file>